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draw:text-style-name="P2" svg:width="5.187cm" svg:height="2.408cm" svg:x="2.605cm" svg:y="3.955cm"><text:p text:style-name="P2"><text:s/>num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5" draw:text-style-name="P2" svg:width="6.377cm" svg:height="1.377cm" svg:x="2.738cm" svg:y="17.131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5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4" draw:text-style-name="P2" svg:width="5.028cm" svg:height="2.726cm" svg:x="2.499cm" svg:y="7.553cm"><text:p text:style-name="P2">If num &lt; 0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3" draw:text-style-name="P2" svg:width="5.187cm" svg:height="2.408cm" svg:x="2.949cm" svg:y="11.548cm"><text:p text:style-name="P2"><text:s/>Print Enter positive 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3" draw:text-style-name="P2" svg:width="5.187cm" svg:height="2.408cm" svg:x="11.527cm" svg:y="8.135cm"><text:p text:style-name="P2"><text:s/>print factorial = factorial(num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3" draw:text-style-name="P2" svg:width="5.187cm" svg:height="2.408cm" svg:x="11.548cm" svg:y="11.628cm"><text:p text:style-name="P2"><text:s/>def factorial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3" draw:style-name="gr13" draw:text-style-name="P2" svg:width="5.187cm" svg:height="2.408cm" svg:x="8.109cm" svg:y="19.549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4" draw:style-name="gr13" draw:text-style-name="P2" svg:width="5.187cm" svg:height="2.408cm" svg:x="13.496cm" svg:y="19.549cm"><text:p text:style-name="P2">return n*factorial(n-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12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11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6" draw:style-name="gr10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" draw:style-name="gr9" svg:width="0.292cm" svg:height="1.43cm" svg:x="13.871cm" svg:y="14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8" draw:style-name="gr8" svg:width="0.366cm" svg:height="2.869cm" svg:x="11.601cm" svg:y="16.6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9" draw:style-name="gr7" svg:width="0.366cm" svg:height="3.255cm" svg:x="16.39cm" svg:y="16.5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0" draw:style-name="gr6" svg:width="0.371cm" svg:height="1.086cm" svg:x="13.871cm" svg:y="10.5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1" draw:style-name="gr5" svg:width="0.371cm" svg:height="3.176cm" svg:x="5.193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4.001cm" svg:height="0.212cm" svg:x="7.527cm" svg:y="8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318cm" svg:height="6.732cm" svg:x="17.946cm" svg:y="12.8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4" draw:style-name="gr2" svg:width="1.345cm" svg:height="0.398cm" svg:x="16.734cm" svg:y="12.8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5" draw:style-name="gr1" draw:text-style-name="P1" svg:width="0.821cm" svg:height="0.742cm" svg:x="3.923cm" svg:y="10.278cm"><draw:text-box><text:p>True</text:p></draw:text-box></draw:frame><draw:frame text:anchor-type="paragraph" draw:z-index="22" draw:name="Shape16" draw:style-name="gr1" draw:text-style-name="P1" svg:width="1.721cm" svg:height="0.742cm" svg:x="7.865cm" svg:y="8.32cm"><draw:text-box><text:p>False</text:p></draw:text-box></draw:frame><draw:frame text:anchor-type="paragraph" draw:z-index="23" draw:name="Shape15_0" draw:style-name="gr1" draw:text-style-name="P1" svg:width="0.821cm" svg:height="0.742cm" svg:x="10.511cm" svg:y="17.475cm"><draw:text-box><text:p>True</text:p></draw:text-box></draw:frame><draw:frame text:anchor-type="paragraph" draw:z-index="24" draw:name="Shape16_0" draw:style-name="gr1" draw:text-style-name="P1" svg:width="1.721cm" svg:height="0.742cm" svg:x="15.406cm" svg:y="17.792cm"><draw:text-box><text:p>False</text:p></draw:text-box></draw:frame><draw:custom-shape text:anchor-type="paragraph" draw:z-index="7" draw:name="Shape3_0" draw:style-name="gr14" draw:text-style-name="P2" svg:width="5.028cm" svg:height="2.726cm" svg:x="11.601cm" svg:y="15.252cm"><text:p text:style-name="P2">If n =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6T13:40:01.180554925</dc:date>
    <meta:editing-duration>PT25M9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